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1</text:h>
      <text:p text:style-name="Text_20_body">Исходные данные:</text:p>
      <text:list xml:id="list44556504" text:style-name="L1">
        <text:list-item>
          <text:p text:style-name="P1">Температура снаружи всегда ниже, чем в помещении</text:p>
        </text:list-item>
        <text:list-item>
          <text:p text:style-name="P1">Уже есть теплый пол в качестве обогрева</text:p>
        </text:list-item>
      </text:list>
      <text:p text:style-name="Text_20_body">Исходные заявления:</text:p>
      <text:list xml:id="list3792050877" text:style-name="L2">
        <text:list-item>
          <text:p text:style-name="P2">Я хочу <text:span text:style-name="T1">крутую</text:span> систему автоматики</text:p>
        </text:list-item>
        <text:list-item>
          <text:p text:style-name="P2">Я хочу <text:span text:style-name="T1">свежий</text:span> воздух</text:p>
        </text:list-item>
        <text:list-item>
          <text:p text:style-name="P2">Я хочу чтобы температура <text:span text:style-name="T1">везде была одинаковой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1:09:02.435800867</meta:creation-date>
    <dc:date>2023-02-26T11:13:40.537554500</dc:date>
    <meta:editing-duration>PT4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41" meta:character-count="239" meta:non-whitespace-character-count="211"/>
  </office:meta>
</office:document-meta>
</file>